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row table:style-name="ro1">
          <table:table-cell table:number-columns-repeated="6"/>
          <table:table-cell>
            <draw:frame table:end-cell-address="Hoja1.L17" table:end-x="1.978cm" table:end-y="0.429cm" draw:z-index="0" draw:style-name="gr1" draw:text-style-name="P1" svg:width="13.631cm" svg:height="7.655cm" svg:x="0.039cm" svg:y="0cm">
              <draw:object draw:notify-on-update-of-ranges="Hoja1.A3:Hoja1.A1000 Hoja1.B2:Hoja1.B2 Hoja1.B3:Hoja1.B1000 Hoja1.C2:Hoja1.C2 Hoja1.C3:Hoja1.C1000 Hoja1.D2:Hoja1.D2 Hoja1.D3:Hoja1.D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3"/>
        </table:table-row>
        <table:table-row table:style-name="ro1">
          <table:table-cell office:value-type="string">
            <text:p>tiempo</text:p>
          </table:table-cell>
          <table:table-cell office:value-type="string">
            <text:p>oveja</text:p>
          </table:table-cell>
          <table:table-cell office:value-type="string">
            <text:p>cocodrilo</text:p>
          </table:table-cell>
          <table:table-cell office:value-type="string">
            <text:p>caballo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6599478">
            <text:p>0.06599478</text:p>
          </table:table-cell>
          <table:table-cell office:value-type="float" office:value="0.04867944">
            <text:p>0.04867944</text:p>
          </table:table-cell>
          <table:table-cell office:value-type="float" office:value="0.07232909">
            <text:p>0.07232909</text:p>
          </table:table-cell>
          <table:table-cell table:number-columns-repeated="4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599478">
            <text:p>0.06599478</text:p>
          </table:table-cell>
          <table:table-cell office:value-type="float" office:value="0.0538394">
            <text:p>0.0538394</text:p>
          </table:table-cell>
          <table:table-cell office:value-type="float" office:value="0.07232909">
            <text:p>0.0723290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6599478">
            <text:p>0.06599478</text:p>
          </table:table-cell>
          <table:table-cell office:value-type="float" office:value="0.1049537">
            <text:p>0.1049537</text:p>
          </table:table-cell>
          <table:table-cell office:value-type="float" office:value="0.07232909">
            <text:p>0.0723290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6599478">
            <text:p>0.06599478</text:p>
          </table:table-cell>
          <table:table-cell office:value-type="float" office:value="0.1049537">
            <text:p>0.1049537</text:p>
          </table:table-cell>
          <table:table-cell office:value-type="float" office:value="0.07232909">
            <text:p>0.0723290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6599478">
            <text:p>0.06599478</text:p>
          </table:table-cell>
          <table:table-cell office:value-type="float" office:value="0.1049537">
            <text:p>0.1049537</text:p>
          </table:table-cell>
          <table:table-cell office:value-type="float" office:value="0.07232909">
            <text:p>0.0723290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861403">
            <text:p>0.086140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861403">
            <text:p>0.086140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861403">
            <text:p>0.086140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861403">
            <text:p>0.086140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049537">
            <text:p>0.1049537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373614">
            <text:p>0.1373614</text:p>
          </table:table-cell>
          <table:table-cell office:value-type="float" office:value="0.09405227">
            <text:p>0.0940522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051006">
            <text:p>0.07051006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625095">
            <text:p>0.07625095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07625095">
            <text:p>0.07625095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373614">
            <text:p>0.137361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715511">
            <text:p>0.1715511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85638">
            <text:p>0.185638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85638">
            <text:p>0.185638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85638">
            <text:p>0.185638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85638">
            <text:p>0.185638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448276">
            <text:p>0.0944827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1959094">
            <text:p>0.1959094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515794">
            <text:p>0.0951579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431921">
            <text:p>0.243192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298473">
            <text:p>0.1298473</text:p>
          </table:table-cell>
          <table:table-cell office:value-type="float" office:value="0.2549137">
            <text:p>0.2549137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313298">
            <text:p>0.1313298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313298">
            <text:p>0.1313298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313298">
            <text:p>0.1313298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394447">
            <text:p>0.1394447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394447">
            <text:p>0.1394447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433458">
            <text:p>0.1433458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433458">
            <text:p>0.1433458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433458">
            <text:p>0.1433458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05851">
            <text:p>0.305851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1987676">
            <text:p>0.1987676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09923211">
            <text:p>0.0992321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138552">
            <text:p>0.2138552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64753">
            <text:p>0.2464753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3359084">
            <text:p>0.3359084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476555">
            <text:p>0.247655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711945">
            <text:p>0.271194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711945">
            <text:p>0.271194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711945">
            <text:p>0.271194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711945">
            <text:p>0.271194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2711945">
            <text:p>0.2711945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17546">
            <text:p>0.10175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2996">
            <text:p>0.102299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3275">
            <text:p>0.1023275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3275">
            <text:p>0.1023275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3275">
            <text:p>0.1023275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23275">
            <text:p>0.1023275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52981">
            <text:p>0.452981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232067">
            <text:p>0.3232067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092734">
            <text:p>0.109273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56709">
            <text:p>0.356709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3601133">
            <text:p>0.3601133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714413">
            <text:p>0.4714413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106747">
            <text:p>0.110674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329908">
            <text:p>0.4329908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837795">
            <text:p>0.4837795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24248">
            <text:p>0.492424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00793">
            <text:p>0.4500793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577942">
            <text:p>0.4577942</text:p>
          </table:table-cell>
          <table:table-cell office:value-type="float" office:value="0.4965908">
            <text:p>0.496590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37303">
            <text:p>0.5837303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37303">
            <text:p>0.5837303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37303">
            <text:p>0.5837303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04987">
            <text:p>0.480498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4880827">
            <text:p>0.4880827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062753">
            <text:p>0.5062753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5873918">
            <text:p>0.5873918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5144476">
            <text:p>0.5144476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054849">
            <text:p>0.6054849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230166">
            <text:p>0.123016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435346">
            <text:p>0.1435346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352367">
            <text:p>0.6352367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630715">
            <text:p>0.6630715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630715">
            <text:p>0.6630715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370873">
            <text:p>0.6370873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754408">
            <text:p>0.6754408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59324">
            <text:p>0.659324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1915043">
            <text:p>0.19150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391614">
            <text:p>0.2391614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2630589">
            <text:p>0.2630589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570087">
            <text:p>0.3570087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24643">
            <text:p>0.3824643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.6912936">
            <text:p>0.6912936</text:p>
          </table:table-cell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3882771">
            <text:p>0.388277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029444">
            <text:p>0.40294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341733">
            <text:p>0.434173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473765">
            <text:p>0.4737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office:value-type="float" office:value="0.5136303">
            <text:p>0.5136303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20309">
            <text:p>0.68203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39487">
            <text:p>0.6839487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3171">
            <text:p>0.686317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69972">
            <text:p>0.686997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0.6884182">
            <text:p>0.6884182</text:p>
          </table:table-cell>
          <table:table-cell table:number-columns-repeated="47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00:5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7T10:27:15.78</meta:creation-date>
    <dc:date>2014-07-22T00:52:03.27</dc:date>
    <dc:creator>W W</dc:creator>
    <meta:editing-duration>PT6H49M17S</meta:editing-duration>
    <meta:editing-cycles>6</meta:editing-cycles>
    <meta:generator>OpenOffice/4.0.1$Win32 OpenOffice.org_project/401m5$Build-9714</meta:generator>
    <meta:document-statistic meta:table-count="3" meta:cell-count="40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32cm" svg:height="7.656cm" xlink:href=".." xlink:type="simple" chart:class="chart:line" chart:style-name="ch1">
        <chart:legend chart:legend-position="end" svg:x="10.912cm" svg:y="2.992cm" style:legend-expansion="high" chart:style-name="ch2"/>
        <chart:plot-area chart:style-name="ch3" table:cell-range-address="Hoja1.A2:Hoja1.D1000" chart:data-source-has-labels="both" svg:x="1.31cm" svg:y="0.747cm" svg:width="9.058cm" svg:height="5.748cm">
          <chartooo:coordinate-region svg:x="2.037cm" svg:y="0.959cm" svg:width="7.959cm" svg:height="4.863cm"/>
          <chart:axis chart:dimension="x" chart:name="primary-x" chart:style-name="ch4" chartooo:axis-type="auto">
            <chartooo:date-scale/>
            <chart:title svg:x="4.935cm" svg:y="6.649cm" chart:style-name="ch5">
              <text:p>Generación</text:p>
            </chart:title>
            <chart:categories table:cell-range-address="Hoja1.A3:Hoja1.A1000"/>
          </chart:axis>
          <chart:axis chart:dimension="y" chart:name="primary-y" chart:style-name="ch6">
            <chart:title svg:x="0.451cm" svg:y="4.168cm" chart:style-name="ch7">
              <text:p>Aptitud</text:p>
            </chart:title>
            <chart:grid chart:style-name="ch8" chart:class="major"/>
          </chart:axis>
          <chart:series chart:style-name="ch9" chart:values-cell-range-address="Hoja1.B3:Hoja1.B1000" chart:label-cell-address="Hoja1.B2:Hoja1.B2" chart:class="chart:line">
            <chart:data-point chart:repeated="998"/>
          </chart:series>
          <chart:series chart:style-name="ch10" chart:values-cell-range-address="Hoja1.C3:Hoja1.C1000" chart:label-cell-address="Hoja1.C2:Hoja1.C2" chart:class="chart:line">
            <chart:data-point chart:repeated="998"/>
          </chart:series>
          <chart:series chart:style-name="ch11" chart:values-cell-range-address="Hoja1.D3:Hoja1.D1000" chart:label-cell-address="Hoja1.D2:Hoja1.D2" chart:class="chart:line">
            <chart:data-point chart:repeated="9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ja</text:p>
                <draw:g>
                  <svg:desc>Hoja1.B2:Hoja1.B2</svg:desc>
                </draw:g>
              </table:table-cell>
              <table:table-cell office:value-type="string">
                <text:p>cocodrilo</text:p>
                <draw:g>
                  <svg:desc>Hoja1.C2:Hoja1.C2</svg:desc>
                </draw:g>
              </table:table-cell>
              <table:table-cell office:value-type="string">
                <text:p>caballo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3:Hoja1.A1000</svg:desc>
                </draw:g>
              </table:table-cell>
              <table:table-cell office:value-type="float" office:value="0.06599478">
                <text:p>0.06599478</text:p>
                <draw:g>
                  <svg:desc>Hoja1.B3:Hoja1.B1000</svg:desc>
                </draw:g>
              </table:table-cell>
              <table:table-cell office:value-type="float" office:value="0.04867944">
                <text:p>0.04867944</text:p>
                <draw:g>
                  <svg:desc>Hoja1.C3:Hoja1.C1000</svg:desc>
                </draw:g>
              </table:table-cell>
              <table:table-cell office:value-type="float" office:value="0.07232909">
                <text:p>0.07232909</text:p>
                <draw:g>
                  <svg:desc>Hoja1.D3:Hoja1.D100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6599478">
                <text:p>0.06599478</text:p>
              </table:table-cell>
              <table:table-cell office:value-type="float" office:value="0.0538394">
                <text:p>0.0538394</text:p>
              </table:table-cell>
              <table:table-cell office:value-type="float" office:value="0.07232909">
                <text:p>0.0723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599478">
                <text:p>0.06599478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7232909">
                <text:p>0.0723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599478">
                <text:p>0.06599478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7232909">
                <text:p>0.0723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599478">
                <text:p>0.06599478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7232909">
                <text:p>0.0723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861403">
                <text:p>0.0861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861403">
                <text:p>0.0861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861403">
                <text:p>0.0861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861403">
                <text:p>0.0861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049537">
                <text:p>0.1049537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05227">
                <text:p>0.09405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51006">
                <text:p>0.07051006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25095">
                <text:p>0.07625095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25095">
                <text:p>0.07625095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373614">
                <text:p>0.137361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715511">
                <text:p>0.1715511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85638">
                <text:p>0.185638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85638">
                <text:p>0.185638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85638">
                <text:p>0.185638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85638">
                <text:p>0.185638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448276">
                <text:p>0.0944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1959094">
                <text:p>0.1959094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515794">
                <text:p>0.09515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431921">
                <text:p>0.243192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8473">
                <text:p>0.1298473</text:p>
              </table:table-cell>
              <table:table-cell office:value-type="float" office:value="0.2549137">
                <text:p>0.2549137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13298">
                <text:p>0.1313298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13298">
                <text:p>0.1313298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13298">
                <text:p>0.1313298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94447">
                <text:p>0.1394447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94447">
                <text:p>0.1394447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33458">
                <text:p>0.1433458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33458">
                <text:p>0.1433458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33458">
                <text:p>0.1433458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05851">
                <text:p>0.305851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676">
                <text:p>0.1987676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09923211">
                <text:p>0.0992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38552">
                <text:p>0.2138552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4753">
                <text:p>0.2464753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3359084">
                <text:p>0.3359084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6555">
                <text:p>0.247655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11945">
                <text:p>0.271194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11945">
                <text:p>0.271194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11945">
                <text:p>0.271194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11945">
                <text:p>0.271194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11945">
                <text:p>0.2711945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17546">
                <text:p>0.101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2996">
                <text:p>0.102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3275">
                <text:p>0.1023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3275">
                <text:p>0.1023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3275">
                <text:p>0.1023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23275">
                <text:p>0.1023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52981">
                <text:p>0.452981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32067">
                <text:p>0.3232067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092734">
                <text:p>0.10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6709">
                <text:p>0.356709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01133">
                <text:p>0.3601133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714413">
                <text:p>0.4714413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106747">
                <text:p>0.110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29908">
                <text:p>0.4329908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837795">
                <text:p>0.4837795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24248">
                <text:p>0.492424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0793">
                <text:p>0.4500793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77942">
                <text:p>0.4577942</text:p>
              </table:table-cell>
              <table:table-cell office:value-type="float" office:value="0.4965908">
                <text:p>0.496590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37303">
                <text:p>0.5837303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37303">
                <text:p>0.5837303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37303">
                <text:p>0.5837303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4987">
                <text:p>0.480498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80827">
                <text:p>0.4880827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2753">
                <text:p>0.5062753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5873918">
                <text:p>0.5873918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44476">
                <text:p>0.5144476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054849">
                <text:p>0.6054849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230166">
                <text:p>0.123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435346">
                <text:p>0.143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352367">
                <text:p>0.6352367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630715">
                <text:p>0.6630715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630715">
                <text:p>0.6630715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0873">
                <text:p>0.6370873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754408">
                <text:p>0.6754408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324">
                <text:p>0.659324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1915043">
                <text:p>0.191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391614">
                <text:p>0.2391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2630589">
                <text:p>0.263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912936">
                <text:p>0.6912936</text:p>
              </table:table-cell>
              <table:table-cell office:value-type="float" office:value="0.6820309">
                <text:p>0.6820309</text:p>
              </table:table-cell>
              <table:table-cell office:value-type="float" office:value="0.3570087">
                <text:p>0.3570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